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ahoma" svg:font-family="Tahoma, Verdana, Segoe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663300" style:font-name="Tahoma" fo:font-size="18pt" fo:letter-spacing="normal" fo:font-style="normal" fo:font-weight="bold"/>
    </style:style>
    <style:style style:name="P2" style:family="paragraph" style:parent-style-name="Text_20_body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663300" fo:letter-spacing="normal"/>
    </style:style>
    <style:style style:name="P3" style:family="paragraph" style:parent-style-name="Text_20_body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000000" style:font-name="Tahoma" fo:font-size="10.5pt" fo:letter-spacing="normal" fo:font-style="normal" fo:font-weight="normal"/>
    </style:style>
    <style:style style:name="T1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TANÍAS DE LA VIRGEN</text:p>
      <text:p text:style-name="P2">   </text:p>
      <text:p text:style-name="P3">Señor, ten piedad<text:line-break/>Cristo, ten piedad<text:line-break/>Señor, ten piedad.<text:line-break/>Cristo, óyenos.<text:line-break/>Cristo, escúchanos.</text:p>
      <text:p text:style-name="P3">Dios, Padre celestial, <text:line-break/><text:span text:style-name="T1">ten piedad de nosotros.</text:span></text:p>
      <text:p text:style-name="P3">Dios, Hijo, Redentor del mundo, <text:line-break/>Dios, Espíritu Santo, <text:line-break/>Santísima Trinidad, un solo Dios,</text:p>
      <text:p text:style-name="P3">Santa María, <text:line-break/><text:span text:style-name="T1">ruega por nosotros.</text:span><text:line-break/>Santa Madre de Dios,<text:line-break/>Santa Virgen de las Vírgenes,<text:line-break/>Madre de Cristo, <text:line-break/>Madre de la Iglesia, <text:line-break/>Madre de la misericordia, <text:line-break/>Madre de la divina gracia, <text:line-break/>Madre de la esperanza, <text:line-break/>Madre purísima, <text:line-break/>Madre castísima, <text:line-break/>Madre siempre virgen,<text:line-break/>Madre inmaculada, <text:line-break/>Madre amable, <text:line-break/>Madre admirable, <text:line-break/>Madre del buen consejo, <text:line-break/>Madre del Creador, <text:line-break/>Madre del Salvador, <text:line-break/>Virgen prudentísima, <text:line-break/>Virgen digna de veneración, <text:line-break/>Virgen digna de alabanza, <text:line-break/>Virgen poderosa, <text:line-break/>Virgen clemente, <text:line-break/>Virgen fiel, <text:line-break/>Espejo de justicia, <text:line-break/>Trono de la sabiduría, <text:line-break/>Causa de nuestra alegría, <text:line-break/>Vaso espiritual, <text:line-break/>Vaso digno de honor, <text:line-break/>Vaso de insigne devoción, <text:line-break/>Rosa mística, <text:line-break/>Torre de David, <text:line-break/>Torre de marfil, <text:line-break/><text:soft-page-break/>Casa de oro, <text:line-break/>Arca de la Alianza, <text:line-break/>Puerta del cielo, <text:line-break/>Estrella de la mañana, <text:line-break/>Salud de los enfermos, <text:line-break/>Refugio de los pecadores, <text:line-break/>Consuelo de los migrantes,<text:line-break/>Consoladora de los afligidos, <text:line-break/>Auxilio de los cristianos, <text:line-break/>Reina de los Ángeles, <text:line-break/>Reina de los Patriarcas, <text:line-break/>Reina de los Profetas, <text:line-break/>Reina de los Apóstoles, <text:line-break/>Reina de los Mártires, <text:line-break/>Reina de los Confesores, <text:line-break/>Reina de las Vírgenes, <text:line-break/>Reina de todos los Santos, <text:line-break/>Reina concebida sin pecado original, <text:line-break/>Reina asunta a los Cielos, <text:line-break/>Reina del Santísimo Rosario, <text:line-break/>Reina de la familia, <text:line-break/>Reina de la paz.</text:p>
      <text:p text:style-name="P3">Cordero de Dios, que quitas el pecado del mundo, <text:line-break/><text:span text:style-name="T1">perdónanos, Señor.</text:span></text:p>
      <text:p text:style-name="P3">Cordero de Dios, que quitas el pecado del mundo, <text:line-break/><text:span text:style-name="T1">escúchanos, Señor.</text:span></text:p>
      <text:p text:style-name="P3">Cordero de Dios, que quitas el pecado del mundo, <text:line-break/><text:span text:style-name="T1">ten misericordia de nosotros.</text:span></text:p>
      <text:p text:style-name="P3">Ruega por nosotros, Santa Madre de Dios. <text:line-break/><text:span text:style-name="T1">Para que seamos dignos de las promesas de Cristo.</text:span></text:p>
      <text:p text:style-name="P3">ORACIÓN. <text:line-break/>Te rogamos nos concedas, <text:line-break/>Señor Dios nuestro, <text:line-break/>gozar de continua salud de alma y cuerpo, <text:line-break/>y por la gloriosa intercesión <text:line-break/>de la bienaventurada siempre Virgen María, <text:line-break/>vernos libres de las tristezas de la vida presente <text:line-break/>y disfrutar de las alegrías eternas. <text:line-break/>Por Cristo nuestro Señor. <text:line-break/>Amén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ahoma" svg:font-family="Tahoma, Verdana, Segoe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6T20:48:44.175748377</meta:creation-date>
    <dc:date>2021-04-16T20:52:49.827244585</dc:date>
    <meta:editing-duration>PT4M9S</meta:editing-duration>
    <meta:editing-cycles>1</meta:editing-cycles>
    <meta:document-statistic meta:table-count="0" meta:image-count="0" meta:object-count="0" meta:page-count="2" meta:paragraph-count="11" meta:word-count="326" meta:character-count="2099" meta:non-whitespace-character-count="1715"/>
    <meta:generator>LibreOffice/6.4.7.2$Linux_X86_64 LibreOffice_project/40$Build-2</meta:generator>
  </office:meta>
</office:document-meta>
</file>